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7月5日至110年7月1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462" calcext:value-type="float" table:number-columns-spanned="2" table:number-rows-spanned="1">
            <text:p><text:s/>462 </text:p>
          </table:table-cell>
          <table:covered-table-cell table:style-name="ce49"/>
          <table:table-cell table:style-name="ce8" office:value-type="float" office:value="96" calcext:value-type="float" table:number-columns-spanned="2" table:number-rows-spanned="1">
            <text:p><text:s/>9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462" calcext:value-type="float" table:number-columns-spanned="2" table:number-rows-spanned="1">
            <text:p><text:s/>462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33.33" calcext:value-type="float">
            <text:p>133.33 </text:p>
          </table:table-cell>
          <table:table-cell table:style-name="ce14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18.18" calcext:value-type="float" table:number-columns-spanned="2" table:number-rows-spanned="1">
            <text:p>118.18 </text:p>
          </table:table-cell>
          <table:covered-table-cell table:style-name="ce21"/>
          <table:table-cell table:style-name="ce20" office:value-type="float" office:value="125.58" calcext:value-type="float" table:number-columns-spanned="2" table:number-rows-spanned="1">
            <text:p>125.58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4.79" calcext:value-type="float" table:number-columns-spanned="2" table:number-rows-spanned="1">
            <text:p>94.7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7 月 1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19:09.973000000</dc:date>
    <meta:editing-duration>PT7H49M43S</meta:editing-duration>
    <meta:editing-cycles>254</meta:editing-cycles>
    <meta:document-statistic meta:table-count="1" meta:cell-count="39" meta:object-count="0"/>
  </office:meta>
</office:document-meta>
</file>